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cm" fo:margin-right="0cm" fo:margin-top="0.476cm" fo:margin-bottom="0.344cm" style:contextual-spacing="false" fo:line-height="150%" fo:orphans="2" fo:widows="2" fo:text-indent="0cm" style:auto-text-indent="false"/>
    </style:style>
    <style:style style:name="P2" style:family="paragraph" style:parent-style-name="Heading_20_3">
      <style:text-properties officeooo:paragraph-rsid="001662e1"/>
    </style:style>
    <style:style style:name="P3" style:family="paragraph" style:parent-style-name="Heading_20_4">
      <style:paragraph-properties fo:margin-left="0cm" fo:margin-right="0cm" fo:margin-top="0.476cm" fo:margin-bottom="0.344cm" style:contextual-spacing="false" style:line-height-at-least="0.741cm" fo:orphans="2" fo:widows="2" fo:text-indent="0cm" style:auto-text-indent="false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Menlo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padding="0cm" fo:border="none"/>
      <style:text-properties style:font-name="Menlo"/>
    </style:style>
    <style:style style:name="P6" style:family="paragraph" style:parent-style-name="Preformatted_20_Text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4040" loext:opacity="100%" style:font-name="Menlo" fo:font-size="12pt" fo:letter-spacing="normal" fo:font-style="normal" fo:font-weight="normal"/>
    </style:style>
    <style:style style:name="P7" style:family="paragraph" style:parent-style-name="Preformatted_20_Text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4040" loext:opacity="100%" style:font-name="Menlo" fo:font-size="12pt" fo:letter-spacing="normal" fo:font-style="normal" fo:font-weight="normal"/>
    </style:style>
    <style:style style:name="P8" style:family="paragraph" style:parent-style-name="Preformatted_20_Text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4040" loext:opacity="100%" style:font-name="Menlo" fo:font-size="12pt" fo:letter-spacing="normal" fo:font-style="normal" fo:font-weight="normal"/>
    </style:style>
    <style:style style:name="P9" style:family="paragraph" style:parent-style-name="Preformatted_20_Text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4040" loext:opacity="100%" fo:letter-spacing="normal"/>
    </style:style>
    <style:style style:name="P10" style:family="paragraph" style:parent-style-name="Preformatted_20_Text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83a42" loext:opacity="100%" style:font-name="Menlo" fo:font-size="12pt" fo:letter-spacing="normal" fo:font-style="normal" fo:font-weight="normal"/>
    </style:style>
    <style:style style:name="P11" style:family="paragraph" style:parent-style-name="Text_20_body">
      <style:paragraph-properties fo:margin-left="0cm" fo:margin-right="0cm" fo:margin-top="0.344cm" fo:margin-bottom="0.344cm" style:contextual-spacing="false" style:line-height-at-least="0.741cm" fo:orphans="2" fo:widows="2" fo:text-indent="0cm" style:auto-text-indent="false"/>
      <style:text-properties fo:font-variant="normal" fo:text-transform="none" fo:color="#404040" loext:opacity="100%" style:font-name="DeepSeek-CJK-patch" fo:font-size="12pt" fo:letter-spacing="normal" fo:font-style="normal" fo:font-weight="normal"/>
    </style:style>
    <style:style style:name="P12" style:family="paragraph" style:parent-style-name="Text_20_body" style:list-style-name="L1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404040" loext:opacity="100%" style:font-name="DeepSeek-CJK-patch" fo:font-size="12pt" fo:letter-spacing="normal" fo:font-style="normal" fo:font-weight="normal"/>
    </style:style>
    <style:style style:name="P13" style:family="paragraph" style:parent-style-name="Text_20_body" style:list-style-name="L2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404040" loext:opacity="100%" style:font-name="DeepSeek-CJK-patch" fo:font-size="12pt" fo:letter-spacing="normal" fo:font-style="normal" fo:font-weight="normal"/>
    </style:style>
    <style:style style:name="P14" style:family="paragraph" style:parent-style-name="Text_20_body" style:list-style-name="L3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404040" loext:opacity="100%" style:font-name="DeepSeek-CJK-patch" fo:font-size="12pt" fo:letter-spacing="normal" fo:font-style="normal" fo:font-weight="normal"/>
    </style:style>
    <style:style style:name="P15" style:family="paragraph" style:parent-style-name="Text_20_body" style:list-style-name="L4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404040" loext:opacity="100%" style:font-name="DeepSeek-CJK-patch" fo:font-size="12pt" fo:letter-spacing="normal" fo:font-style="normal" fo:font-weight="normal"/>
    </style:style>
    <style:style style:name="P16" style:family="paragraph" style:parent-style-name="Text_20_body" style:list-style-name="L6">
      <style:paragraph-properties fo:margin-left="0cm" fo:margin-right="0cm" fo:margin-top="0.106cm" fo:margin-bottom="0.106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404040" loext:opacity="100%" style:font-name="DeepSeek-CJK-patch" fo:font-size="12pt" fo:letter-spacing="normal" fo:font-style="normal" fo:font-weight="normal"/>
    </style:style>
    <style:style style:name="P17" style:family="paragraph" style:parent-style-name="Text_20_body" style:list-style-name="L7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404040" loext:opacity="100%" style:font-name="DeepSeek-CJK-patch" fo:font-size="12pt" fo:letter-spacing="normal" fo:font-style="normal" fo:font-weight="normal"/>
    </style:style>
    <style:style style:name="P18" style:family="paragraph" style:parent-style-name="Text_20_body" style:list-style-name="L3">
      <style:paragraph-properties fo:margin-left="0.212cm" fo:margin-right="0cm" fo:margin-top="0.344cm" fo:margin-bottom="0.344cm" style:contextual-spacing="false" style:line-height-at-least="0.476cm" fo:orphans="2" fo:widows="2" fo:text-indent="0cm" style:auto-text-indent="false" fo:padding="0cm" fo:border="none"/>
      <style:text-properties fo:font-variant="normal" fo:text-transform="none" fo:color="#525252" loext:opacity="100%" style:font-name="DeepSeek-CJK-patch" fo:font-size="9pt" fo:letter-spacing="normal" fo:font-style="normal" fo:font-weight="normal" fo:background-color="#ffffff" loext:padding="0cm" loext:border="none"/>
    </style:style>
    <style:style style:name="P19" style:family="paragraph" style:parent-style-name="Text_20_body" style:list-style-name="L3">
      <style:paragraph-properties fo:margin-left="0.212cm" fo:margin-right="0cm" fo:margin-top="0.106cm" fo:margin-bottom="0.247cm" style:contextual-spacing="false" style:line-height-at-least="0.476cm" fo:orphans="2" fo:widows="2" fo:text-indent="0cm" style:auto-text-indent="false" fo:padding="0cm" fo:border="none"/>
      <style:text-properties fo:font-variant="normal" fo:text-transform="none" fo:color="#525252" loext:opacity="100%" style:font-name="DeepSeek-CJK-patch" fo:font-size="9pt" fo:letter-spacing="normal" fo:font-style="normal" fo:font-weight="normal" fo:background-color="#ffffff" loext:padding="0cm" loext:border="none"/>
    </style:style>
    <style:style style:name="P20" style:family="paragraph" style:parent-style-name="Text_20_body" style:list-style-name="L4">
      <style:paragraph-properties fo:margin-left="0.212cm" fo:margin-right="0cm" fo:margin-top="0.344cm" fo:margin-bottom="0.344cm" style:contextual-spacing="false" style:line-height-at-least="0.476cm" fo:orphans="2" fo:widows="2" fo:text-indent="0cm" style:auto-text-indent="false" fo:padding="0cm" fo:border="none"/>
      <style:text-properties fo:font-variant="normal" fo:text-transform="none" fo:color="#525252" loext:opacity="100%" style:font-name="DeepSeek-CJK-patch" fo:font-size="9pt" fo:letter-spacing="normal" fo:font-style="normal" fo:font-weight="normal" fo:background-color="#ffffff" loext:padding="0cm" loext:border="none"/>
    </style:style>
    <style:style style:name="P21" style:family="paragraph" style:parent-style-name="Text_20_body" style:list-style-name="L4">
      <style:paragraph-properties fo:margin-left="0.212cm" fo:margin-right="0cm" fo:margin-top="0.106cm" fo:margin-bottom="0.247cm" style:contextual-spacing="false" style:line-height-at-least="0.476cm" fo:orphans="2" fo:widows="2" fo:text-indent="0cm" style:auto-text-indent="false" fo:padding="0cm" fo:border="none"/>
      <style:text-properties fo:font-variant="normal" fo:text-transform="none" fo:color="#525252" loext:opacity="100%" style:font-name="DeepSeek-CJK-patch" fo:font-size="9pt" fo:letter-spacing="normal" fo:font-style="normal" fo:font-weight="normal" fo:background-color="#ffffff" loext:padding="0cm" loext:border="none"/>
    </style:style>
    <style:style style:name="P22" style:family="paragraph" style:parent-style-name="Text_20_body" style:list-style-name="L6">
      <style:paragraph-properties fo:margin-left="0.212cm" fo:margin-right="0cm" fo:margin-top="0.344cm" fo:margin-bottom="0.344cm" style:contextual-spacing="false" style:line-height-at-least="0.476cm" fo:orphans="2" fo:widows="2" fo:text-indent="0cm" style:auto-text-indent="false" fo:padding="0cm" fo:border="none"/>
      <style:text-properties fo:font-variant="normal" fo:text-transform="none" fo:color="#525252" loext:opacity="100%" style:font-name="DeepSeek-CJK-patch" fo:font-size="9pt" fo:letter-spacing="normal" fo:font-style="normal" fo:font-weight="normal" fo:background-color="#ffffff" loext:padding="0cm" loext:border="none"/>
    </style:style>
    <style:style style:name="P23" style:family="paragraph" style:parent-style-name="Text_20_body" style:list-style-name="L3">
      <style:paragraph-properties fo:margin-left="0cm" fo:margin-right="0.106cm" fo:margin-top="0.344cm" fo:margin-bottom="0.344cm" style:contextual-spacing="false" style:line-height-at-least="0.318cm" fo:orphans="2" fo:widows="2" fo:text-indent="0cm" style:auto-text-indent="false" fo:padding="0cm" fo:border="none"/>
      <style:text-properties fo:font-variant="normal" fo:text-transform="none" fo:color="#494949" loext:opacity="100%" style:font-name="DeepSeek-CJK-patch" fo:font-size="9pt" fo:letter-spacing="normal" fo:font-style="normal" fo:font-weight="normal" fo:background-color="#ffffff" loext:padding="0cm" loext:border="none"/>
    </style:style>
    <style:style style:name="P24" style:family="paragraph" style:parent-style-name="Text_20_body" style:list-style-name="L1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25" style:family="paragraph" style:parent-style-name="Text_20_body">
      <style:paragraph-properties fo:margin-left="0cm" fo:margin-right="0cm" fo:margin-top="0.344cm" fo:margin-bottom="0.344cm" style:contextual-spacing="false" style:line-height-at-least="0.741cm" fo:orphans="2" fo:widows="2" fo:text-indent="0cm" style:auto-text-indent="false"/>
    </style:style>
    <style:style style:name="P26" style:family="paragraph" style:parent-style-name="Text_20_body" style:list-style-name="L3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</style:style>
    <style:style style:name="P27" style:family="paragraph" style:parent-style-name="Text_20_body" style:list-style-name="L3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28" style:family="paragraph" style:parent-style-name="Text_20_body" style:list-style-name="L4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</style:style>
    <style:style style:name="P29" style:family="paragraph" style:parent-style-name="Text_20_body" style:list-style-name="L5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30" style:family="paragraph" style:parent-style-name="Text_20_body" style:list-style-name="L6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</style:style>
    <style:style style:name="P31" style:family="paragraph" style:parent-style-name="Text_20_body">
      <style:text-properties officeooo:paragraph-rsid="001662e1"/>
    </style:style>
    <style:style style:name="T1" style:family="text">
      <style:text-properties fo:font-variant="normal" fo:text-transform="none" fo:color="#404040" loext:opacity="100%" style:font-name="DeepSeek-CJK-patch" fo:font-size="13.5pt" fo:letter-spacing="normal" fo:font-style="normal" fo:font-weight="normal"/>
    </style:style>
    <style:style style:name="T2" style:family="text">
      <style:text-properties fo:font-variant="normal" fo:text-transform="none" fo:color="#404040" loext:opacity="100%" style:font-name="DeepSeek-CJK-patch" fo:font-size="13.5pt" fo:letter-spacing="normal" fo:font-style="normal" fo:font-weight="normal" officeooo:rsid="001662e1"/>
    </style:style>
    <style:style style:name="T3" style:family="text">
      <style:text-properties fo:font-variant="normal" fo:text-transform="none" fo:color="#404040" loext:opacity="100%" style:font-name="DeepSeek-CJK-patch" fo:font-size="12pt" fo:letter-spacing="normal" fo:font-style="normal" fo:font-weight="normal"/>
    </style:style>
    <style:style style:name="T4" style:family="text">
      <style:text-properties fo:font-variant="normal" fo:text-transform="none" fo:color="#404040" loext:opacity="100%" style:font-name="Menlo" fo:font-size="12pt" fo:letter-spacing="normal" fo:font-style="normal" fo:font-weight="bold" fo:background-color="#ececec" loext:char-shading-value="0" loext:padding="0cm" loext:border="none"/>
    </style:style>
    <style:style style:name="T5" style:family="text">
      <style:text-properties style:font-name="Menlo" fo:font-size="12pt" fo:font-style="normal" fo:font-weight="normal"/>
    </style:style>
    <style:style style:name="T6" style:family="text">
      <style:text-properties fo:color="#a626a4" loext:opacity="100%"/>
    </style:style>
    <style:style style:name="T7" style:family="text">
      <style:text-properties fo:color="#a626a4" loext:opacity="100%" style:font-name="Menlo" fo:font-size="12pt" fo:font-style="normal" fo:font-weight="normal"/>
    </style:style>
    <style:style style:name="T8" style:family="text">
      <style:text-properties fo:color="#383a42" loext:opacity="100%"/>
    </style:style>
    <style:style style:name="T9" style:family="text">
      <style:text-properties fo:color="#383a42" loext:opacity="100%" style:font-name="Menlo" fo:font-size="12pt" fo:font-style="normal" fo:font-weight="normal"/>
    </style:style>
    <style:style style:name="T10" style:family="text">
      <style:text-properties fo:color="#4078f2" loext:opacity="100%"/>
    </style:style>
    <style:style style:name="T11" style:family="text">
      <style:text-properties fo:color="#4078f2" loext:opacity="100%" style:font-name="Menlo" fo:font-size="12pt" fo:font-style="normal" fo:font-weight="normal"/>
    </style:style>
    <style:style style:name="T12" style:family="text">
      <style:text-properties fo:color="#a0a1a7" loext:opacity="100%" style:font-name="Menlo" fo:font-size="12pt" fo:font-style="italic" fo:font-weight="normal"/>
    </style:style>
    <style:style style:name="T13" style:family="text">
      <style:text-properties fo:color="#b76b01" loext:opacity="100%"/>
    </style:style>
    <style:style style:name="T14" style:family="text">
      <style:text-properties fo:color="#b76b01" loext:opacity="100%" style:font-name="Menlo" fo:font-size="12pt" fo:font-style="normal" fo:font-weight="normal"/>
    </style:style>
    <style:style style:name="T15" style:family="text">
      <style:text-properties fo:color="#50a14f" loext:opacity="100%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span text:style-name="Strong_20_Emphasis"><text:span text:style-name="T2">Студент: Алиев Тимур Заурович</text:span></text:span></text:h>
      <text:p text:style-name="P31"><text:span text:style-name="Strong_20_Emphasis"><text:span text:style-name="T2">Дисциплина : Системное программирование </text:span></text:span></text:p>
      <text:h text:style-name="Heading_20_3" text:outline-level="3"><text:span text:style-name="Strong_20_Emphasis"><text:span text:style-name="T1">1. Цель работы</text:span></text:span></text:h>
      <text:p text:style-name="P11">Получение практических навыков разработки многопоточных приложений на языке C в ОС Linux с использованием:</text:p>
      <text:list text:style-name="L1">
        <text:list-item>
          <text:p text:style-name="P24"><text:span text:style-name="T3">Потоков POSIX (</text:span><text:span text:style-name="Source_20_Text"><text:span text:style-name="T4">pthread</text:span></text:span><text:span text:style-name="T3">).</text:span></text:p>
        </text:list-item>
        <text:list-item>
          <text:p text:style-name="P12">Синхронизации (мьютексы).</text:p>
        </text:list-item>
        <text:list-item>
          <text:p text:style-name="P12">Обработки файлов в параллельных потоках.</text:p>
        </text:list-item>
      </text:list>
      <text:p text:style-name="Horizontal_20_Line"/>
      <text:h text:style-name="P1" text:outline-level="3"><text:span text:style-name="Strong_20_Emphasis"><text:span text:style-name="T1">2. Задание</text:span></text:span></text:h>
      <text:p text:style-name="P25"><text:span text:style-name="Strong_20_Emphasis"><text:span text:style-name="T3">Вариант 1</text:span></text:span><text:span text:style-name="T3"> (на основе ЛР №1):<text:line-break/>Реализовать многопоточное приложение, удаляющее заданный символ из нескольких текстовых файлов.</text:span></text:p>
      <text:p text:style-name="P25"><text:span text:style-name="Strong_20_Emphasis"><text:span text:style-name="T3">Требования:</text:span></text:span></text:p>
      <text:list text:style-name="L2">
        <text:list-item>
          <text:p text:style-name="P13">Главный поток создаёт дочерние потоки по числу входных файлов.</text:p>
        </text:list-item>
        <text:list-item>
          <text:p text:style-name="P13">Каждый поток обрабатывает один файл (функциональность ЛР №1).</text:p>
        </text:list-item>
        <text:list-item>
          <text:p text:style-name="P13">Синхронизация доступа к общим ресурсам через мьютекс.</text:p>
        </text:list-item>
        <text:list-item>
          <text:p text:style-name="P13">Обработка ошибок (неверные аргументы, проблемы с файлами).</text:p>
        </text:list-item>
      </text:list>
      <text:p text:style-name="Horizontal_20_Line"/>
      <text:h text:style-name="P1" text:outline-level="3"><text:span text:style-name="Strong_20_Emphasis"><text:span text:style-name="T1">3. Ход работы</text:span></text:span></text:h>
      <text:h text:style-name="P3" text:outline-level="4"><text:span text:style-name="Strong_20_Emphasis"><text:span text:style-name="T3">3.1. Разработка программы</text:span></text:span></text:h>
      <text:p text:style-name="P25"><text:span text:style-name="T3">Программа </text:span><text:span text:style-name="Source_20_Text"><text:span text:style-name="T4">threads_remove_char.c</text:span></text:span><text:span text:style-name="T3">:</text:span></text:p>
      <text:list text:style-name="L3">
        <text:list-item>
          <text:p text:style-name="P26"><text:span text:style-name="Strong_20_Emphasis"><text:span text:style-name="T3">Структура данных для передачи в потоки:</text:span></text:span></text:p>
          <text:p text:style-name="P18">c</text:p>
          <text:p text:style-name="P23"><text:soft-page-break/>Copy</text:p>
          <text:p text:style-name="P23">Download</text:p>
          <text:p text:style-name="P6"><text:span text:style-name="T6">typedef</text:span> <text:span text:style-name="T6">struct</text:span> <text:span text:style-name="T8">{</text:span></text:p>
          <text:p text:style-name="P9"><text:s text:c="4"/><text:span text:style-name="T7">char</text:span><text:span text:style-name="T5"> </text:span><text:span text:style-name="T11">*</text:span><text:span text:style-name="T5">filename</text:span><text:span text:style-name="T9">;</text:span><text:span text:style-name="T5"> <text:s text:c="3"/></text:span><text:span text:style-name="T12">// Имя файла</text:span></text:p>
          <text:p text:style-name="P9"><text:s text:c="4"/><text:span text:style-name="T7">char</text:span><text:span text:style-name="T5"> char_to_remove</text:span><text:span text:style-name="T9">;</text:span><text:span text:style-name="T5"> </text:span><text:span text:style-name="T12">// Символ для удаления</text:span></text:p>
          <text:p text:style-name="P9"><text:s text:c="4"/><text:span text:style-name="T7">int</text:span><text:span text:style-name="T5"> result</text:span><text:span text:style-name="T9">;</text:span><text:span text:style-name="T5"> <text:s text:c="7"/></text:span><text:span text:style-name="T12">// Результат работы потока</text:span></text:p>
          <text:p text:style-name="P6"><text:span text:style-name="T8">}</text:span> ThreadData<text:span text:style-name="T8">;</text:span></text:p>
        </text:list-item>
        <text:list-item>
          <text:p text:style-name="P26"><text:span text:style-name="Strong_20_Emphasis"><text:span text:style-name="T3">Функция потока (аналог ЛР №1):</text:span></text:span></text:p>
          <text:p text:style-name="P19">c</text:p>
          <text:p text:style-name="P6"><text:span text:style-name="T6">void</text:span> <text:span text:style-name="T10">*process_file</text:span><text:span text:style-name="T8">(</text:span><text:span text:style-name="T6">void</text:span> <text:span text:style-name="T10">*</text:span>arg<text:span text:style-name="T8">)</text:span> <text:span text:style-name="T8">{</text:span></text:p>
          <text:p text:style-name="P9"><text:s text:c="4"/><text:span text:style-name="T5">ThreadData </text:span><text:span text:style-name="T11">*</text:span><text:span text:style-name="T5">data </text:span><text:span text:style-name="T11">=</text:span><text:span text:style-name="T5"> </text:span><text:span text:style-name="T9">(</text:span><text:span text:style-name="T5">ThreadData </text:span><text:span text:style-name="T11">*</text:span><text:span text:style-name="T9">)</text:span><text:span text:style-name="T5">arg</text:span><text:span text:style-name="T9">;</text:span></text:p>
          <text:p text:style-name="P9"><text:s text:c="4"/><text:span text:style-name="T12">// Открытие файла, удаление символа, сохранение результата в data-&gt;result</text:span></text:p>
          <text:p text:style-name="P9"><text:s text:c="4"/><text:span text:style-name="T12">// ...</text:span></text:p>
          <text:p text:style-name="P9"><text:s text:c="4"/><text:span text:style-name="T7">return</text:span><text:span text:style-name="T5"> </text:span><text:span text:style-name="T14">NULL</text:span><text:span text:style-name="T9">;</text:span></text:p>
          <text:p text:style-name="P10">}</text:p>
        </text:list-item>
        <text:list-item>
          <text:p text:style-name="P26"><text:span text:style-name="Strong_20_Emphasis"><text:span text:style-name="T3">Главный поток:</text:span></text:span></text:p>
          <text:list>
            <text:list-item>
              <text:p text:style-name="P27"><text:span text:style-name="T3">Создаёт массив </text:span><text:span text:style-name="Source_20_Text"><text:span text:style-name="T4">ThreadData</text:span></text:span><text:span text:style-name="T3"> и потоков (</text:span><text:span text:style-name="Source_20_Text"><text:span text:style-name="T4">pthread_create</text:span></text:span><text:span text:style-name="T3">).</text:span></text:p>
            </text:list-item>
            <text:list-item>
              <text:p text:style-name="P14">Запускает потоки с передачей соответствующих файлов.</text:p>
            </text:list-item>
            <text:list-item>
              <text:p text:style-name="P27"><text:span text:style-name="T3">Ожидает завершения потоков (</text:span><text:span text:style-name="Source_20_Text"><text:span text:style-name="T4">pthread_join</text:span></text:span><text:span text:style-name="T3">).</text:span></text:p>
            </text:list-item>
            <text:list-item>
              <text:p text:style-name="P14">Выводит результаты.</text:p>
            </text:list-item>
          </text:list>
        </text:list-item>
        <text:list-item>
          <text:p text:style-name="P26"><text:span text:style-name="Strong_20_Emphasis"><text:span text:style-name="T3">Синхронизация:</text:span></text:span><text:span text:style-name="T3"><text:line-break/>Глобальный мьютекс для защиты вывода ошибок:</text:span></text:p>
          <text:p text:style-name="P19">c</text:p>
          <text:p text:style-name="P6"><text:span text:style-name="T13">pthread_mutex_t</text:span> mutex <text:span text:style-name="T10">=</text:span> PTHREAD_MUTEX_INITIALIZER<text:span text:style-name="T8">;</text:span></text:p>
        </text:list-item>
      </text:list>
      <text:h text:style-name="P3" text:outline-level="4"><text:span text:style-name="Strong_20_Emphasis"><text:span text:style-name="T3">3.2. Компиляция и запуск</text:span></text:span></text:h>
      <text:list text:style-name="L4">
        <text:list-item>
          <text:p text:style-name="P28"><text:span text:style-name="T3">Компиляция с ключом </text:span><text:span text:style-name="Source_20_Text"><text:span text:style-name="T4">-pthread</text:span></text:span><text:span text:style-name="T3">:</text:span></text:p>
          <text:p text:style-name="P20">bash</text:p>
          <text:p text:style-name="P7">gcc threads_remove_char.c <text:span text:style-name="T10">-o</text:span> threads_remove_char <text:span text:style-name="T10">-pthread</text:span></text:p>
        </text:list-item>
        <text:list-item>
          <text:p text:style-name="P15">Тестовые файлы:</text:p>
          <text:p text:style-name="P21">bash</text:p>
          <text:p text:style-name="P7"><text:span text:style-name="T15">echo</text:span> <text:span text:style-name="T15">"Hello, world!"</text:span> <text:span text:style-name="T10">&gt;</text:span> file1.txt</text:p>
          <text:p text:style-name="P7"><text:span text:style-name="T15">echo</text:span> <text:span text:style-name="T15">"Multithreading test"</text:span> <text:span text:style-name="T10">&gt;</text:span> file2.txt</text:p>
        </text:list-item>
        <text:list-item>
          <text:p text:style-name="P15">Запуск:</text:p>
          <text:p text:style-name="P21">bash</text:p>
          <text:p text:style-name="P7"><text:soft-page-break/>./threads_remove_char l file1.txt file2.txt</text:p>
        </text:list-item>
      </text:list>
      <text:h text:style-name="P3" text:outline-level="4"><text:span text:style-name="Strong_20_Emphasis"><text:span text:style-name="T3">3.3. Результаты</text:span></text:span></text:h>
      <text:p text:style-name="P25"><text:span text:style-name="Strong_20_Emphasis"><text:span text:style-name="T3">Вывод программы:</text:span></text:span></text:p>
      <text:p text:style-name="P4">Обработка файла file1.txt: удалено 3 символа 'l'.</text:p>
      <text:p text:style-name="P5">Обработка файла file2.txt: удалено 0 символов 'l'.</text:p>
      <text:p text:style-name="P25"><text:span text:style-name="Strong_20_Emphasis"><text:span text:style-name="T3">Содержимое файлов после обработки:</text:span></text:span></text:p>
      <text:list text:style-name="L5">
        <text:list-item>
          <text:p text:style-name="P29"><text:span text:style-name="Source_20_Text"><text:span text:style-name="T4">file1.txt</text:span></text:span><text:span text:style-name="T3">: </text:span><text:span text:style-name="Source_20_Text"><text:span text:style-name="T4">Heo, word!</text:span></text:span></text:p>
        </text:list-item>
        <text:list-item>
          <text:p text:style-name="P29"><text:span text:style-name="Source_20_Text"><text:span text:style-name="T4">file2.txt</text:span></text:span><text:span text:style-name="T3">: </text:span><text:span text:style-name="Source_20_Text"><text:span text:style-name="T4">Mutithreading test</text:span></text:span><text:span text:style-name="T3"> (символ </text:span><text:span text:style-name="Source_20_Text"><text:span text:style-name="T4">'l'</text:span></text:span><text:span text:style-name="T3"> отсутствовал).</text:span></text:p>
        </text:list-item>
      </text:list>
      <text:h text:style-name="P3" text:outline-level="4"><text:span text:style-name="Strong_20_Emphasis"><text:span text:style-name="T3">3.4. Обработка ошибок</text:span></text:span></text:h>
      <text:list text:style-name="L6">
        <text:list-item>
          <text:p text:style-name="P30"><text:span text:style-name="Strong_20_Emphasis"><text:span text:style-name="T3">Неверное число аргументов:</text:span></text:span></text:p>
          <text:p text:style-name="P22">bash</text:p>
          <text:p text:style-name="P8">./threads_remove_char l</text:p>
          <text:p text:style-name="P16">Вывод:</text:p>
          <text:p text:style-name="P8">Ошибка: Используйте ./threads_remove_char &lt;символ&gt; &lt;файл1&gt; [&lt;файл2&gt; ...]</text:p>
        </text:list-item>
        <text:list-item>
          <text:p text:style-name="P30"><text:span text:style-name="Strong_20_Emphasis"><text:span text:style-name="T3">Несуществующий файл:</text:span></text:span></text:p>
          <text:p text:style-name="P8">./threads_remove_char l missing.txt</text:p>
          <text:p text:style-name="P16">Вывод:</text:p>
          <text:p text:style-name="P8">Ошибка: Файл missing.txt не существует (Поток 1).</text:p>
        </text:list-item>
      </text:list>
      <text:p text:style-name="Horizontal_20_Line"/>
      <text:h text:style-name="P1" text:outline-level="3"><text:span text:style-name="Strong_20_Emphasis"><text:span text:style-name="T1">4. Выводы</text:span></text:span></text:h>
      <text:list text:style-name="L7">
        <text:list-item>
          <text:p text:style-name="P17">Реализовано многопоточное приложение для параллельной обработки файлов.</text:p>
        </text:list-item>
        <text:list-item>
          <text:p text:style-name="P17">Обеспечена синхронизация потоков через мьютекс.</text:p>
        </text:list-item>
        <text:list-item>
          <text:p text:style-name="P17">Подтверждена корректная работа приложения на тестовых данных.</text:p>
        </text:list-item>
        <text:list-item>
          <text:p text:style-name="P17">Отработаны механизмы обработки ошибок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5T08:43:25.080830713</meta:creation-date>
    <dc:date>2025-05-25T08:46:00.165173947</dc:date>
    <meta:editing-duration>PT2M35S</meta:editing-duration>
    <meta:editing-cycles>1</meta:editing-cycles>
    <meta:document-statistic meta:table-count="0" meta:image-count="0" meta:object-count="0" meta:page-count="3" meta:paragraph-count="75" meta:word-count="330" meta:character-count="2465" meta:non-whitespace-character-count="2197"/>
    <meta:generator>LibreOffice/24.2.7.2$Linux_X86_64 LibreOffice_project/420$Build-2</meta:generator>
  </office:meta>
</office:document-meta>
</file>